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151d6"/>
    </style:style>
    <style:style style:name="P2" style:family="paragraph" style:parent-style-name="Standard">
      <style:text-properties fo:font-weight="bold" officeooo:paragraph-rsid="001151d6" style:font-weight-asian="bold" style:font-weight-complex="bold"/>
    </style:style>
    <style:style style:name="P3" style:family="paragraph" style:parent-style-name="Standard">
      <style:text-properties fo:font-weight="bold" officeooo:rsid="001151d6" officeooo:paragraph-rsid="001151d6" style:font-weight-asian="bold" style:font-weight-complex="bold"/>
    </style:style>
    <style:style style:name="P4" style:family="paragraph" style:parent-style-name="Standard">
      <style:text-properties fo:font-weight="normal" officeooo:paragraph-rsid="001151d6" style:font-weight-asian="normal" style:font-weight-complex="normal"/>
    </style:style>
    <style:style style:name="P5" style:family="paragraph" style:parent-style-name="Standard">
      <style:text-properties fo:font-weight="normal" officeooo:rsid="001151d6" officeooo:paragraph-rsid="001151d6" style:font-weight-asian="normal" style:font-weight-complex="normal"/>
    </style:style>
    <style:style style:name="T1" style:family="text">
      <style:text-properties officeooo:rsid="001151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0.03.2022</text:p>
      <text:p text:style-name="P3">Beta version of software for intercom consoles (PDO), stage 1+, patch 4</text:p>
      <text:p text:style-name="P5">The threshold of detector for the microphone in the sound loop effect suppression module has been adjusted based on the results of a study of the microphone path characteristics of the consoles on various speech fragments.</text:p>
      <text:p text:style-name="P3"/>
      <text:p text:style-name="P3">21.02.2022</text:p>
      <text:p text:style-name="P3">Beta version of software for intercom consoles (PDO), stage 1+, patch 4</text:p>
      <text:p text:style-name="P5">1. updated missed call indication (according Technical Requiriments)</text:p>
      <text:p text:style-name="P5">2. increased sound muting level for sound ring effect suppression algorithm, due to differences in the parameters of microphone analog path by default</text:p>
      <text:p text:style-name="P3">28.01.2022</text:p>
      <text:p text:style-name="P3"/>
      <text:p text:style-name="P2">Beta version of software for intercom consoles (PDO), stage 1+, patch 3</text:p>
      <text:p text:style-name="P1">1. added module with algorithm for sound ring effect suppression (moved from audiocodec driver)</text:p>
      <text:p text:style-name="P1">2. updated algorithm for sound ring effect suppression (fine tuning to work at minimum and maximum microphone sensivity levels)</text:p>
      <text:p text:style-name="P1">3. updated audiocodec driver (volume and sensitivity ranges)</text:p>
      <text:p text:style-name="P1">4. updated doxygen documentation</text:p>
      <text:p text:style-name="P1"/>
      <text:p text:style-name="P3">24.01.2022</text:p>
      <text:p text:style-name="P2">Beta version of software for intercom consoles (PDO), stage 1+, patch 2</text:p>
      <text:p text:style-name="P4">1. updated algorithm for ring effect suppression (algorithm settings fine setup)</text:p>
      <text:p text:style-name="P4">2. added automatic disabling ring effect suppression algoritm in simplex mode</text:p>
      <text:p text:style-name="P4">3. added console command for ring effect suppression algoritm on/off</text:p>
      <text:p text:style-name="P4">4. updated audiocodec driver - added AGC setup</text:p>
      <text:p text:style-name="P4">5. added UI board IC tests and a command to test</text:p>
      <text:p text:style-name="P4">6. added EEPROM IC writing time tests and a command to test</text:p>
      <text:p text:style-name="P2"/>
      <text:p text:style-name="P2"><text:span text:style-name="T1">30.12.2021</text:span></text:p>
      <text:p text:style-name="P2">Beta version of software for intercom consoles (PDO), stage 1+, patch 1</text:p>
      <text:p text:style-name="P1">1. updated codes of devices and their processing for exchange with the configurator, according to technical requirements</text:p>
      <text:p text:style-name="P1">2. updated codes of buttons functions, according to technical requirements</text:p>
      <text:p text:style-name="P1">3. added commands for changing and printing parameters of the sound ring effect suppression algorithm</text:p>
      <text:p text:style-name="P1">4. updated algorithm for ring effect suppression (avoiding periodic appearance of the ring effect during one-way conversation in duplex mode)</text:p>
      <text:p text:style-name="P1"/>
      <text:p text:style-name="P2"><text:span text:style-name="T1">16.12.2021</text:span></text:p>
      <text:p text:style-name="P2">Beta version of software for intercom consoles (PDO), patch 3</text:p>
      <text:p text:style-name="Standard">1. updated project file for building from command line.</text:p>
      <text:p text:style-name="Standard">2. updated EEPROM test result message output.</text:p>
      <text:p text:style-name="Standard">3. updated connection manager - added checks for receiving packets from non-existent subscriber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3T11:20:07.715566396</meta:creation-date>
    <dc:date>2022-03-23T11:26:58.431275017</dc:date>
    <meta:editing-duration>PT6M51S</meta:editing-duration>
    <meta:editing-cycles>1</meta:editing-cycles>
    <meta:document-statistic meta:table-count="0" meta:image-count="0" meta:object-count="0" meta:page-count="1" meta:paragraph-count="32" meta:word-count="342" meta:character-count="2241" meta:non-whitespace-character-count="1931"/>
    <meta:generator>LibreOffice/6.4.7.2$Linux_X86_64 LibreOffice_project/40$Build-2</meta:generator>
  </office:meta>
</office:document-meta>
</file>